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, serif"/>
    <style:font-face style:name="FreeSans1" svg:font-family="FreeSans" style:font-family-generic="swiss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ohit Bengali" officeooo:rsid="001403e9" officeooo:paragraph-rsid="001403e9"/>
    </style:style>
    <style:style style:name="P2" style:family="paragraph" style:parent-style-name="Standard">
      <style:text-properties style:font-name="Lohit Bengali" fo:text-shadow="none" fo:font-weight="bold" officeooo:rsid="001403e9" officeooo:paragraph-rsid="001403e9" style:font-weight-asian="bold" style:font-weight-complex="bold"/>
    </style:style>
    <style:style style:name="P3" style:family="paragraph" style:parent-style-name="Standard">
      <style:text-properties style:font-name="Lohit Bengali" officeooo:rsid="00145675" officeooo:paragraph-rsid="00145675"/>
    </style:style>
    <style:style style:name="T1" style:family="text">
      <style:text-properties fo:text-shadow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ravel 5:</text:p>
      <text:p text:style-name="P1">En la carpeta app/ ahora está encargada exclusivamente de alojar las clases de nuestra aplicación y usa el esquema PSR-4. Acá es donde pasaremos la mayor parte del tiempo de desarrollo de nuestra aplicación.</text:p>
      <text:p text:style-name="P1"/>
      <text:p text:style-name="P3">.env:</text:p>
      <text:p text:style-name="P3">Dentro del archivo .env se configuran los accesos a la base de datos como el nombre el usuario y el password (este archivo no sera subido a gi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, serif"/>
    <style:font-face style:name="FreeSans1" svg:font-family="FreeSans" style:font-family-generic="swiss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5-12-21T13:30:09.647618755</meta:creation-date>
    <dc:date>2015-12-21T13:37:43.755231837</dc:date>
    <dc:creator>Felix </dc:creator>
    <meta:editing-duration>PT7M34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4" meta:word-count="65" meta:character-count="366" meta:non-whitespace-character-count="305"/>
  </office:meta>
</office:document-meta>
</file>